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T49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µ</text:span><text:span text:style-name="T20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421903628493911630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5">$facility_13+11eng;</text:span></text:span></text:p>
      <text:p text:style-name="P45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49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49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8:01:44.03</dc:date>
    <meta:editing-duration>P3DT8H43M15S</meta:editing-duration>
    <meta:editing-cycles>413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275" meta:character-count="14053"/>
  </office:meta>
</office:document-meta>
</file>